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8000000080EBCFC547B801999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Times New Roman1" svg:font-family="'Times New Roman'" style:font-family-generic="roman"/>
    <style:font-face style:name="Microsoft YaHei1" svg:font-family="'Microsoft YaHei'" style:font-pitch="variable"/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automatic" presentation:transition-speed="slow" presentation:duration="PT5.120000000S" presentation:background-visible="true" presentation:background-objects-visible="true" draw:fill="gradient" draw:fill-color="#906797" draw:fill-gradient-name="Gradient_20_2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026cm" svg:stroke-color="#000000" svg:stroke-opacity="100%" draw:stroke-linejoin="miter" svg:stroke-linecap="square" draw:fill="bitmap" draw:fill-color="#ffffff" draw:secondary-fill-color="#663300" draw:fill-image-name="Bitmap_20_1" draw:fill-image-width="0cm" draw:fill-image-height="0cm" style:repeat="repeat" draw:textarea-horizontal-align="center" draw:textarea-vertical-align="middle" draw:auto-grow-height="false" draw:auto-grow-width="false" draw:fit-to-size="false" fo:min-height="0.83cm" fo:min-width="4.158cm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solid" svg:stroke-width="0.026cm" svg:stroke-color="#000000" svg:stroke-opacity="100%" draw:stroke-linejoin="miter" svg:stroke-linecap="square" draw:fill="gradient" draw:fill-color="#ff3399" draw:fill-gradient-name="Gradient_20_3" draw:textarea-horizontal-align="center" draw:textarea-vertical-align="middle" draw:auto-grow-height="false" draw:auto-grow-width="false" draw:fit-to-size="false" fo:min-height="1.108cm" fo:min-width="3.099cm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min-height="11.028cm" fo:min-width="16.434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min-height="11.095cm" fo:min-width="13.47cm" fo:padding-top="0.13cm" fo:padding-bottom="0.13cm" fo:padding-left="0.25cm" fo:padding-right="0.25cm" fo:wrap-option="no-wrap" draw:shadow-color="#808080"/>
    </style:style>
    <style:style style:name="pr1" style:family="presentation" style:parent-style-name="Titre1-title">
      <style:graphic-properties draw:stroke="none" draw:fill="none" draw:fill-color="#ffffff" draw:textarea-horizontal-align="justify" draw:textarea-vertical-align="bottom" draw:auto-grow-height="false" draw:auto-grow-width="false" fo:min-height="5.456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1.058cm" fo:margin-bottom="0cm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margin-top="1.058cm" fo:margin-bottom="0cm" fo:text-align="center" fo:text-indent="0cm" style:writing-mode="lr-tb" style:font-independent-line-spacing="true"/>
    </style:style>
    <style:style style:name="P5" style:family="paragraph">
      <style:paragraph-properties style:writing-mode="lr-tb"/>
      <style:text-properties style:font-name="Arial Black" fo:font-size="24pt" fo:letter-spacing="0.001cm" fo:font-style="normal" fo:font-weight="normal" style:font-name-asian="Arial Black" style:font-name-complex="Arial Black"/>
    </style:style>
    <style:style style:name="P6" style:family="paragraph">
      <loext:graphic-properties draw:fill="bitmap" draw:fill-color="#ffffff" draw:secondary-fill-color="#663300" draw:fill-image-name="Bitmap_20_1" draw:fill-image-width="0cm" draw:fill-image-height="0cm" style:repeat="repeat"/>
      <style:paragraph-properties style:writing-mode="lr-tb" style:font-independent-line-spacing="true"/>
      <style:text-properties style:font-name="Arial Black" fo:font-size="24pt" fo:letter-spacing="0.001cm" fo:font-style="normal" fo:font-weight="normal" style:font-name-asian="Arial Black" style:font-name-complex="Arial Black"/>
    </style:style>
    <style:style style:name="P7" style:family="paragraph">
      <style:paragraph-properties style:writing-mode="lr-tb"/>
      <style:text-properties style:font-name="Times New Roman1" fo:font-size="24pt" fo:letter-spacing="0.001cm" fo:font-style="normal" fo:font-weight="normal" style:font-name-asian="Times New Roman1" style:font-name-complex="Times New Roman1"/>
    </style:style>
    <style:style style:name="P8" style:family="paragraph">
      <loext:graphic-properties draw:fill="gradient" draw:fill-color="#ff3399" draw:fill-gradient-name="Gradient_20_3"/>
      <style:paragraph-properties style:writing-mode="lr-tb" style:font-independent-line-spacing="true"/>
      <style:text-properties style:font-name="Times New Roman1" fo:font-size="24pt" fo:letter-spacing="0.001cm" fo:font-style="normal" fo:font-weight="normal" style:font-name-asian="Times New Roman1" style:font-name-complex="Times New Roman1"/>
    </style:style>
    <style:style style:name="T1" style:family="text">
      <style:text-properties fo:font-size="80pt" fo:language="fr" fo:country="FR" style:text-underline-style="none" style:font-size-asian="80pt" style:language-asian="fr" style:country-asian="FR" style:font-size-complex="80pt" style:language-complex="fr" style:country-complex="FR"/>
    </style:style>
    <style:style style:name="T2" style:family="text">
      <style:text-properties fo:color="#333333" fo:font-size="48pt" fo:language="fr" fo:country="FR" style:font-size-asian="48pt" style:language-asian="fr" style:country-asian="FR" style:font-size-complex="48pt" style:language-complex="fr" style:country-complex="FR"/>
    </style:style>
    <text:list-style style:name="L1">
      <text:list-level-style-number text:level="1" style:num-format="">
        <style:list-level-properties/>
        <style:text-properties fo:color="#004c2b" fo:font-size="100%"/>
      </text:list-level-style-number>
    </text:list-style>
    <text:list-style style:name="L2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"The Power of PowerPoint"</presentation:footer-decl>
      <draw:page draw:name="page1" draw:style-name="dp1" draw:master-page-name="Titre1" presentation:presentation-page-layout-name="AL1T0" presentation:use-footer-name="ftr1">
        <draw:frame presentation:style-name="pr1" draw:text-style-name="P2" draw:layer="layout" svg:width="15.452cm" svg:height="5.715cm" svg:x="4.868cm" svg:y="4.444cm" presentation:class="title" presentation:user-transformed="true">
          <draw:text-box>
            <text:list text:style-name="L1">
              <text:list-header>
                <text:p text:style-name="P1"><text:span text:style-name="T1">Microsoft PowerPoint</text:span></text:p>
              </text:list-header>
            </text:list>
          </draw:text-box>
        </draw:frame>
        <draw:custom-shape draw:style-name="gr1" draw:text-style-name="P4" draw:layer="layout" svg:width="21.378cm" svg:height="2.292cm" svg:x="1.905cm" svg:y="12.065cm">
          <text:list text:style-name="L2">
            <text:list-header>
              <text:p text:style-name="P3"><text:span text:style-name="T2">“</text:span><text:span text:style-name="T2">The Power of PowerPoint”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6" draw:layer="layout" svg:width="4.657cm" svg:height="1.089cm" svg:x="19.473cm" svg:y="16.722cm">
          <text:list text:style-name="L3">
            <text:list-header>
              <text:p text:style-name="P5">AWESOME!</text:p>
            </text:list-header>
          </text:list>
          <draw:enhanced-geometry draw:extrusion="true" draw:extrusion-brightness="6.103515625%" draw:extrusion-depth="0.352777777777778cm 0" draw:extrusion-light-face="true" draw:extrusion-first-light-harsh="true" draw:extrusion-second-light-harsh="true" draw:extrusion-first-light-level="79.345703125%" draw:extrusion-second-light-level="21.3623046875%" draw:extrusion-first-light-direction="(-50000 0 10000)" draw:extrusion-second-light-direction="(50000 0 10000)" draw:extrusion-metal="false" draw:extrusion-skew="50 180" dr3d:projection="parallel" draw:extrusion-viewpoint="(3.47222222222222cm 0cm 25cm)" draw:extrusion-origin="0.5 0" draw:extrusion-color="true" draw:text-path-allowed="true" draw:text-areas="0 0 21600 21600" draw:text-path="true" draw:text-path-mode="shape" draw:text-path-scale="path" draw:text-path-same-letter-heights="false" svg:viewBox="0 0 21600 21600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3" draw:text-style-name="P8" draw:layer="layout" svg:width="3.598cm" svg:height="1.367cm" svg:x="1.27cm" svg:y="0.847cm">
          <text:list text:style-name="L3">
            <text:list-header>
              <text:p text:style-name="P7">COOL!</text:p>
            </text:list-header>
          </text:list>
          <draw:enhanced-geometry draw:text-path-allowed="true" draw:text-areas="0 0 21600 21600" draw:text-path="true" draw:text-path-mode="shape" draw:text-path-scale="path" draw:text-path-same-letter-heights="false" svg:viewBox="0 0 21600 21600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4" draw:text-style-name="P2" draw:layer="layout" svg:width="16.934cm" svg:height="11.288cm" svg:x="4.233cm" svg:y="3.881cm">
          <text:p/>
          <draw:enhanced-geometry svg:viewBox="0 0 21600 21600" draw:type="rectangle" draw:enhanced-path="M 0 0 L 21600 0 21600 21600 0 21600 0 0 Z N"/>
        </draw:custom-shape>
        <anim:par smil:dur="indefinite" smil:fill="hold" smil:restart="never" presentation:node-type="timing-root">
          <anim:seq smil:dur="indefinite" smil:fill="hold" presentation:node-type="main-sequence">
            <anim:audio smil:begin="next" smil:dur="indefinite" smil:fill="hold" xlink:href="../../AppData/Roaming/LibreOffice/4/user/gallery/WHOOSH.WAV"/>
          </anim:seq>
        </anim:par>
        <presentation:notes draw:style-name="dp2">
          <draw:page-thumbnail draw:layer="layout" svg:width="12.616cm" svg:height="9.463cm" svg:x="3.219cm" svg:y="1.892cm" draw:page-number="1" presentation:class="page"/>
          <draw:custom-shape draw:style-name="gr5" draw:text-style-name="P2" draw:layer="layout" svg:width="13.97cm" svg:height="11.355cm" svg:x="2.54cm" svg:y="11.986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Times New Roman1" svg:font-family="'Times New Roman'" style:font-family-generic="roman"/>
    <style:font-face style:name="Microsoft YaHei1" svg:font-family="'Microsoft YaHei'" style:font-pitch="variable"/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906797" draw:end-color="#ddb2de" draw:start-intensity="100%" draw:end-intensity="100%" draw:angle="2250" draw:border="0%"/>
    <draw:gradient draw:name="Gradient_20_3" draw:display-name="Gradient 3" draw:style="linear" draw:start-color="#ff3399" draw:end-color="#3366ff" draw:start-intensity="100%" draw:end-intensity="100%" draw:angle="0" draw:border="0%"/>
    <draw:fill-image draw:name="Bitmap_20_1" draw:display-name="Bitmap 1" xlink:href="Pictures/100000000000008000000080EBCFC547B801999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333333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gradient" draw:fill-color="#906797" draw:fill-gradient-name="Gradient_20_2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333333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>
        <text:list-style style:name="Standard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282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33333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28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333333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28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333333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28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28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28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28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28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333333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4c2b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solid" style:text-underline-width="auto" style:text-underline-color="font-color" fo:font-weight="bold" fo:background-color="transparent" style:font-name-asian="Microsoft YaHei1" style:font-family-asian="'Microsoft YaHei'" style:font-pitch-asian="variable" style:font-size-asian="44pt" style:font-style-asian="normal" style:font-weight-asian="bold" style:font-name-complex="Microsoft YaHei1" style:font-family-complex="'Microsoft YaHei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gradient" draw:fill-color="#906797" draw:fill-gradient-name="Gradient_20_2" draw:textarea-horizontal-align="center" draw:textarea-vertical-align="middle" draw:shadow-color="#808080"/>
      <style:paragraph-properties fo:text-align="center"/>
    </style:style>
    <style:style style:name="Titre1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auto-grow-height="false" draw:fit-to-size="shrink-to-fit">
        <text:list-style style:name="Titr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333333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graphic-properties>
        <text:list-style style:name="Titre1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282cm" fo:margin-bottom="0cm" fo:line-height="100%" fo:text-align="center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33333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3.175cm" fo:margin-right="0cm" fo:margin-top="0.282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333333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4.445cm" fo:margin-right="0cm" fo:margin-top="0.282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333333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5.715cm" fo:margin-right="0cm" fo:margin-top="0.282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5.715cm" fo:margin-right="0cm" fo:margin-top="0.282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5.715cm" fo:margin-right="0cm" fo:margin-top="0.282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5.715cm" fo:margin-right="0cm" fo:margin-top="0.282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5.715cm" fo:margin-right="0cm" fo:margin-top="0.282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font-relief="none"/>
    </style:style>
    <style:style style:name="Titr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96cm" fo:min-width="0cm" fo:padding-top="0.13cm" fo:padding-bottom="0.13cm" fo:padding-left="0.25cm" fo:padding-right="0.25cm" fo:wrap-option="wrap" draw:shadow-color="#808080">
        <text:list-style style:name="Titr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333333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r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4c2b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solid" style:text-underline-width="auto" style:text-underline-color="font-color" fo:font-weight="bold" style:letter-kerning="true" fo:background-color="transparent" style:font-name-asian="Microsoft YaHei1" style:font-family-asian="'Microsoft YaHei'" style:font-pitch-asian="variable" style:font-size-asian="44pt" style:font-style-asian="normal" style:font-weight-asian="bold" style:font-name-complex="Microsoft YaHei1" style:font-family-complex="'Microsoft YaHei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2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color="#906797" draw:fill-gradient-name="Gradient_20_2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6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61cm"/>
    </style:style>
    <style:style style:name="Mgr3" style:family="graphic" style:parent-style-name="standard">
      <style:graphic-properties draw:stroke="solid" svg:stroke-width="0.026cm" svg:stroke-color="#333333" svg:stroke-opacity="100%" draw:stroke-linejoin="miter" svg:stroke-linecap="square" draw:fill="solid" draw:fill-color="#ffccff" draw:textarea-horizontal-align="left" draw:textarea-vertical-align="middle" draw:auto-grow-height="false" fo:min-height="0.524cm" fo:min-width="0.283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solid" svg:stroke-width="0.026cm" svg:stroke-color="#333333" svg:stroke-opacity="100%" draw:stroke-linejoin="miter" svg:stroke-linecap="square" draw:fill="solid" draw:fill-color="#ffccff" draw:textarea-horizontal-align="left" draw:textarea-vertical-align="middle" draw:auto-grow-height="false" fo:min-height="0.524cm" fo:min-width="0.284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min-height="24.966cm" fo:min-width="18.548cm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2">
      <style:graphic-properties draw:stroke="none" draw:fill="none" draw:fill-color="#ffffff" draw:textarea-horizontal-align="left" draw:textarea-vertical-align="top" draw:auto-grow-height="false" draw:auto-grow-width="false" fo:min-height="1.249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2">
      <style:graphic-properties draw:stroke="none" draw:fill="none" draw:fill-color="#ffffff" draw:textarea-horizontal-align="right" draw:textarea-vertical-align="top" draw:auto-grow-height="false" draw:auto-grow-width="false" fo:min-height="1.249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 style:list-style-name="ML2">
      <style:graphic-properties draw:stroke="none" draw:fill="none" draw:fill-color="#ffffff" draw:textarea-horizontal-align="left" draw:textarea-vertical-align="bottom" draw:auto-grow-height="false" draw:auto-grow-width="false" fo:min-height="1.249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 style:list-style-name="ML2">
      <style:graphic-properties draw:stroke="none" draw:fill="none" draw:fill-color="#ffffff" draw:textarea-horizontal-align="right" draw:textarea-vertical-align="bottom" draw:auto-grow-height="false" draw:auto-grow-width="false" fo:min-height="1.249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257cm" fo:min-width="0cm" fo:wrap-option="wrap"/>
    </style:style>
    <style:style style:name="Mpr2" style:family="presentation" style:parent-style-name="Titre1-backgroundobjects" style:list-style-name="ML3">
      <style:graphic-properties draw:stroke="none" draw:fill="none" draw:fill-color="#ffffff" draw:auto-grow-height="false" draw:auto-grow-width="false" fo:min-height="1.257cm" fo:min-width="0cm" fo:wrap-option="wrap"/>
    </style:style>
    <style:style style:name="Mpr3" style:family="presentation" style:parent-style-name="Titre1-backgroundobjects" style:list-style-name="ML3">
      <style:graphic-properties draw:stroke="none" draw:fill="none" draw:fill-color="#ffffff" draw:auto-grow-height="false" draw:auto-grow-width="false" fo:min-height="1.257cm" fo:min-width="0cm" fo:wrap-option="wrap"/>
    </style:style>
    <style:style style:name="Mpr4" style:family="presentation" style:parent-style-name="Titre1-backgroundobjects" style:list-style-name="ML3">
      <style:graphic-properties draw:stroke="none" draw:fill="none" draw:fill-color="#ffffff" draw:auto-grow-height="false" draw:auto-grow-width="false" fo:min-height="1.257cm" fo:min-width="0cm" fo:wrap-option="wrap"/>
    </style:style>
    <style:style style:name="Mpr5" style:family="presentation" style:parent-style-name="Titre1-backgroundobjects" style:list-style-name="ML2">
      <style:graphic-properties draw:stroke="none" draw:fill="none" draw:fill-color="#ffffff" draw:textarea-horizontal-align="left" draw:textarea-vertical-align="top" draw:auto-grow-height="false" draw:auto-grow-width="false" fo:min-height="1.249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re1-backgroundobjects" style:list-style-name="ML2">
      <style:graphic-properties draw:stroke="none" draw:fill="none" draw:fill-color="#ffffff" draw:textarea-horizontal-align="right" draw:textarea-vertical-align="top" draw:auto-grow-height="false" draw:auto-grow-width="false" fo:min-height="1.249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re1-backgroundobjects" style:list-style-name="ML2">
      <style:graphic-properties draw:stroke="none" draw:fill="none" draw:fill-color="#ffffff" draw:textarea-horizontal-align="left" draw:textarea-vertical-align="bottom" draw:auto-grow-height="false" draw:auto-grow-width="false" fo:min-height="1.249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re1-backgroundobjects" style:list-style-name="ML2">
      <style:graphic-properties draw:stroke="none" draw:fill="none" draw:fill-color="#ffffff" draw:textarea-horizontal-align="right" draw:textarea-vertical-align="bottom" draw:auto-grow-height="false" draw:auto-grow-width="false" fo:min-height="1.249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solid" draw:fill-color="#ffccff"/>
      <style:paragraph-properties style:writing-mode="lr-tb" style:font-independent-line-spacing="true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solid" draw:fill-color="#ffffff"/>
      <style:paragraph-properties style:writing-mode="lr-tb" style:font-independent-line-spacing="true"/>
    </style:style>
    <style:style style:name="MP9" style:family="paragraph">
      <style:paragraph-properties fo:margin-left="0.599cm" fo:margin-right="0cm" fo:text-indent="-0.591cm" style:line-break="strict"/>
    </style:style>
    <style:style style:name="MP10" style:family="paragraph">
      <loext:graphic-properties draw:fill="none" draw:fill-color="#ffffff"/>
      <style:paragraph-properties fo:margin-left="0.599cm" fo:margin-right="0cm" fo:text-indent="-0.591cm" style:line-break="strict" style:writing-mode="lr-tb" style:font-independent-line-spacing="true"/>
    </style:style>
    <style:style style:name="MP11" style:family="paragraph">
      <style:paragraph-properties fo:margin-left="0.599cm" fo:margin-right="0cm" fo:text-align="end" fo:text-indent="-0.591cm" style:line-break="strict"/>
    </style:style>
    <style:style style:name="MP12" style:family="paragraph">
      <loext:graphic-properties draw:fill="none" draw:fill-color="#ffffff"/>
      <style:paragraph-properties fo:margin-left="0.599cm" fo:margin-right="0cm" fo:text-align="end" fo:text-indent="-0.591cm" style:line-break="strict" style:writing-mode="lr-tb" style:font-independent-line-spacing="true"/>
    </style:style>
    <style:style style:name="MP13" style:family="paragraph">
      <style:paragraph-properties fo:margin-left="0cm" fo:margin-right="0cm" fo:margin-top="0.308cm" fo:margin-bottom="0cm" fo:text-indent="0cm" style:line-break="strict"/>
    </style:style>
    <style:style style:name="MP14" style:family="paragraph">
      <loext:graphic-properties draw:fill="none" draw:fill-color="#ffffff"/>
      <style:paragraph-properties fo:margin-left="0cm" fo:margin-right="0cm" fo:margin-top="0.308cm" fo:margin-bottom="0cm" fo:text-indent="0cm" style:line-break="strict" style:writing-mode="lr-tb" style:font-independent-line-spacing="true"/>
    </style:style>
    <style:style style:name="MP15" style:family="paragraph">
      <style:paragraph-properties fo:margin-left="0cm" fo:margin-right="0cm" fo:margin-top="0.308cm" fo:margin-bottom="0cm" fo:text-align="center" fo:text-indent="0cm" style:line-break="strict"/>
    </style:style>
    <style:style style:name="MP16" style:family="paragraph">
      <loext:graphic-properties draw:fill="none" draw:fill-color="#ffffff"/>
      <style:paragraph-properties fo:margin-left="0cm" fo:margin-right="0cm" fo:margin-top="0.308cm" fo:margin-bottom="0cm" fo:text-align="center" fo:text-indent="0cm" style:line-break="strict" style:writing-mode="lr-tb" style:font-independent-line-spacing="true"/>
    </style:style>
    <style:style style:name="MP17" style:family="paragraph">
      <style:paragraph-properties fo:margin-left="0cm" fo:margin-right="0cm" fo:margin-top="0.308cm" fo:margin-bottom="0cm" fo:text-align="end" fo:text-indent="0cm" style:line-break="strict"/>
    </style:style>
    <style:style style:name="MP18" style:family="paragraph">
      <loext:graphic-properties draw:fill="none" draw:fill-color="#ffffff"/>
      <style:paragraph-properties fo:margin-left="0cm" fo:margin-right="0cm" fo:margin-top="0.308cm" fo:margin-bottom="0cm" fo:text-align="end" fo:text-indent="0cm" style:line-break="strict" style:writing-mode="lr-tb" style:font-independent-line-spacing="true"/>
    </style:style>
    <style:style style:name="MT1" style:family="text">
      <style:text-properties fo:language="fr" fo:country="FR" style:language-asian="fr" style:country-asian="FR" style:language-complex="fr" style:country-complex="FR"/>
    </style:style>
    <style:style style:name="MT2" style:family="text">
      <style:text-properties fo:color="#000000" fo:font-size="12pt" fo:language="en" fo:country="US" style:font-name-asian="Segoe UI" style:font-size-asian="12pt" style:language-asian="en" style:country-asian="US" style:font-name-complex="Segoe UI" style:font-size-complex="12pt" style:language-complex="en" style:country-complex="US"/>
    </style:style>
    <style:style style:name="MT3" style:family="text">
      <style:text-properties fo:color="#578963" fo:font-size="14pt" fo:language="fr" fo:country="FR" style:font-name-asian="Segoe UI" style:font-size-asian="14pt" style:language-asian="fr" style:country-asian="FR" style:font-name-complex="Segoe UI" style:font-size-complex="14pt" style:language-complex="fr" style:country-complex="F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578963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37cm"/>
      <draw:page-thumbnail draw:layer="backgroundobjects" svg:width="8.024cm" svg:height="6.017cm" svg:x="1cm" svg:y="9.606cm"/>
      <draw:page-thumbnail draw:layer="backgroundobjects" svg:width="8.024cm" svg:height="6.017cm" svg:x="1cm" svg:y="16.842cm"/>
      <draw:page-thumbnail draw:layer="backgroundobjects" svg:width="8.024cm" svg:height="6.017cm" svg:x="10.025cm" svg:y="2.37cm"/>
      <draw:page-thumbnail draw:layer="backgroundobjects" svg:width="8.024cm" svg:height="6.017cm" svg:x="10.025cm" svg:y="9.606cm"/>
      <draw:page-thumbnail draw:layer="backgroundobjects" svg:width="8.024cm" svg:height="6.017cm" svg:x="10.025cm" svg:y="16.842cm"/>
      <draw:frame draw:style-name="Mgr1" draw:text-style-name="MP2" draw:layer="backgroundobjects" svg:width="8.266cm" svg:height="1.2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cm" svg:x="0cm" svg:y="23.969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cm" svg:x="10.783cm" svg:y="23.969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1.577cm" svg:height="3.162cm" svg:x="1.269cm" svg:y="1.27cm" presentation:class="title" presentation:placeholder="true">
        <draw:text-box/>
      </draw:frame>
      <draw:frame presentation:style-name="Standard-outline1" draw:layer="backgroundobjects" svg:width="21.577cm" svg:height="11.417cm" svg:x="1.904cm" svg:y="5.502cm" presentation:class="outline" presentation:placeholder="true">
        <draw:text-box/>
      </draw:frame>
      <draw:frame presentation:style-name="Mpr1" draw:text-style-name="MP5" draw:layer="backgroundobjects" svg:width="5.279cm" svg:height="1.256cm" svg:x="18.202cm" svg:y="17.357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text-style-name="MP5" draw:layer="backgroundobjects" svg:width="8.03cm" svg:height="1.256cm" svg:x="8.678cm" svg:y="17.357cm" presentation:class="footer">
        <draw:text-box>
          <text:list text:style-name="ML1">
            <text:list-header>
              <text:p><text:span text:style-name="MT1"><presentation:footer/></text:span></text:p>
            </text:list-header>
          </text:list>
        </draw:text-box>
      </draw:frame>
      <draw:frame presentation:style-name="Mpr1" draw:text-style-name="MP5" draw:layer="backgroundobjects" svg:width="5.278cm" svg:height="1.256cm" svg:x="1.905cm" svg:y="17.357cm" presentation:class="page-number">
        <draw:text-box>
          <text:list text:style-name="ML1">
            <text:list-header>
              <text:p><text:span text:style-name="MT1"><text:page-number>&lt;numéro&gt;</text:page-number></text:span></text:p>
            </text:list-header>
          </text:list>
        </draw:text-box>
      </draw:frame>
      <draw:custom-shape draw:style-name="Mgr3" draw:text-style-name="MP6" draw:layer="backgroundobjects" svg:width="0.899cm" svg:height="0.9cm" svg:x="22.437cm" svg:y="17.568cm">
        <office:event-listeners>
          <presentation:event-listener script:event-name="dom:click" presentation:action="next-page"/>
        </office:event-listeners>
        <text:p/>
        <draw:enhanced-geometry svg:viewBox="0 0 21600 21600" draw:path-stretchpoint-x="10800" draw:path-stretchpoint-y="10800" draw:text-areas="?f1 ?f2 ?f3 ?f4" draw:type="mso-spt193" draw:modifiers="1400" draw:enhanced-path="M 0 0 L 21600 0 21600 21600 0 21600 Z N M 0 0 L 21600 0 ?f3 ?f2 ?f1 ?f2 Z N M 21600 0 L 21600 21600 ?f3 ?f4 ?f3 ?f2 Z N M 21600 21600 L 0 21600 ?f1 ?f4 ?f3 ?f4 Z N M 0 21600 L 0 0 ?f1 ?f2 ?f1 ?f4 Z N M ?f10 ?f12 L ?f14 ?f8 ?f10 ?f16 Z N">
          <draw:equation draw:name="f0" draw:formula="$0 "/>
          <draw:equation draw:name="f1" draw:formula="left+$0 "/>
          <draw:equation draw:name="f2" draw:formula="top+$0 "/>
          <draw:equation draw:name="f3" draw:formula="right-$0 "/>
          <draw:equation draw:name="f4" draw:formula="bottom-$0 "/>
          <draw:equation draw:name="f5" draw:formula="10800-$0 "/>
          <draw:equation draw:name="f6" draw:formula="?f5 /10800"/>
          <draw:equation draw:name="f7" draw:formula="right/2"/>
          <draw:equation draw:name="f8" draw:formula="bottom/2"/>
          <draw:equation draw:name="f9" draw:formula="-8050*?f6 "/>
          <draw:equation draw:name="f10" draw:formula="?f9 +?f7 "/>
          <draw:equation draw:name="f11" draw:formula="-8050*?f6 "/>
          <draw:equation draw:name="f12" draw:formula="?f11 +?f8 "/>
          <draw:equation draw:name="f13" draw:formula="8050*?f6 "/>
          <draw:equation draw:name="f14" draw:formula="?f13 +?f7 "/>
          <draw:equation draw:name="f15" draw:formula="8050*?f6 "/>
          <draw:equation draw:name="f16" draw:formula="?f15 +?f8 "/>
          <draw:handle draw:handle-position="$0 top" draw:handle-switched="true" draw:handle-range-x-minimum="0" draw:handle-range-x-maximum="5400"/>
        </draw:enhanced-geometry>
      </draw:custom-shape>
      <draw:custom-shape draw:style-name="Mgr4" draw:text-style-name="MP6" draw:layer="backgroundobjects" svg:width="0.9cm" svg:height="0.9cm" svg:x="21.325cm" svg:y="17.568cm">
        <office:event-listeners>
          <presentation:event-listener script:event-name="dom:click" presentation:action="previous-page"/>
        </office:event-listeners>
        <text:p/>
        <draw:enhanced-geometry svg:viewBox="0 0 21600 21600" draw:path-stretchpoint-x="10800" draw:path-stretchpoint-y="10800" draw:text-areas="?f1 ?f2 ?f3 ?f4" draw:type="mso-spt194" draw:modifiers="1400" draw:enhanced-path="M 0 0 L 21600 0 21600 21600 0 21600 Z N M 0 0 L 21600 0 ?f3 ?f2 ?f1 ?f2 Z N M 21600 0 L 21600 21600 ?f3 ?f4 ?f3 ?f2 Z N M 21600 21600 L 0 21600 ?f1 ?f4 ?f3 ?f4 Z N M 0 21600 L 0 0 ?f1 ?f2 ?f1 ?f4 Z N M ?f10 ?f8 L ?f14 ?f12 ?f14 ?f16 Z N">
          <draw:equation draw:name="f0" draw:formula="$0 "/>
          <draw:equation draw:name="f1" draw:formula="left+$0 "/>
          <draw:equation draw:name="f2" draw:formula="top+$0 "/>
          <draw:equation draw:name="f3" draw:formula="right-$0 "/>
          <draw:equation draw:name="f4" draw:formula="bottom-$0 "/>
          <draw:equation draw:name="f5" draw:formula="10800-$0 "/>
          <draw:equation draw:name="f6" draw:formula="?f5 /10800"/>
          <draw:equation draw:name="f7" draw:formula="right/2"/>
          <draw:equation draw:name="f8" draw:formula="bottom/2"/>
          <draw:equation draw:name="f9" draw:formula="-8050*?f6 "/>
          <draw:equation draw:name="f10" draw:formula="?f9 +?f7 "/>
          <draw:equation draw:name="f11" draw:formula="-8050*?f6 "/>
          <draw:equation draw:name="f12" draw:formula="?f11 +?f8 "/>
          <draw:equation draw:name="f13" draw:formula="8050*?f6 "/>
          <draw:equation draw:name="f14" draw:formula="?f13 +?f7 "/>
          <draw:equation draw:name="f15" draw:formula="8050*?f6 "/>
          <draw:equation draw:name="f16" draw:formula="?f15 +?f8 "/>
          <draw:handle draw:handle-position="$0 top" draw:handle-switched="true" draw:handle-range-x-minimum="0" draw:handle-range-x-maximum="5400"/>
        </draw:enhanced-geometry>
      </draw:custom-shape>
      <presentation:notes style:page-layout-name="PM0">
        <draw:rect draw:style-name="Mgr5" draw:text-style-name="MP7" draw:layer="backgroundobjects" svg:width="19.05cm" svg:height="25.23cm" svg:x="0cm" svg:y="0cm">
          <text:p/>
        </draw:rect>
        <draw:custom-shape draw:style-name="Mgr6" draw:text-style-name="MP8" draw:layer="backgroundobjects" svg:width="19.05cm" svg:height="25.22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22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22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7" draw:text-style-name="MP10" draw:layer="backgroundobjects" svg:width="8.242cm" svg:height="1.248cm" svg:x="0cm" svg:y="0cm" presentation:class="header">
          <draw:text-box>
            <text:list text:style-name="ML2">
              <text:list-header>
                <text:p text:style-name="MP9"><text:span text:style-name="MT2"><presentation:header/></text:span></text:p>
              </text:list-header>
            </text:list>
          </draw:text-box>
        </draw:frame>
        <draw:frame draw:style-name="Mgr8" draw:text-style-name="MP12" draw:layer="backgroundobjects" svg:width="8.242cm" svg:height="1.248cm" svg:x="10.795cm" svg:y="0cm" presentation:class="date-time">
          <draw:text-box>
            <text:list text:style-name="ML2">
              <text:list-header>
                <text:p text:style-name="MP11"><text:span text:style-name="MT2"><presentation:date-time/></text:span></text:p>
              </text:list-header>
            </text:list>
          </draw:text-box>
        </draw:frame>
        <draw:page-thumbnail presentation:style-name="Standard-title" draw:layer="backgroundobjects" svg:width="12.603cm" svg:height="9.45cm" svg:x="3.218cm" svg:y="1.892cm" presentation:class="page"/>
        <draw:frame presentation:style-name="Standard-notes" draw:layer="backgroundobjects" svg:width="13.957cm" svg:height="11.341cm" svg:x="2.539cm" svg:y="11.985cm" presentation:class="notes" presentation:placeholder="true">
          <draw:text-box/>
        </draw:frame>
        <draw:frame draw:style-name="Mgr9" draw:text-style-name="MP10" draw:layer="backgroundobjects" svg:width="8.242cm" svg:height="1.248cm" svg:x="0cm" svg:y="23.971cm" presentation:class="footer">
          <draw:text-box>
            <text:list text:style-name="ML2">
              <text:list-header>
                <text:p text:style-name="MP9"><text:span text:style-name="MT2"><presentation:footer/></text:span></text:p>
              </text:list-header>
            </text:list>
          </draw:text-box>
        </draw:frame>
        <draw:frame draw:style-name="Mgr10" draw:text-style-name="MP12" draw:layer="backgroundobjects" svg:width="8.242cm" svg:height="1.248cm" svg:x="10.795cm" svg:y="23.971cm" presentation:class="page-number">
          <draw:text-box>
            <text:list text:style-name="ML2">
              <text:list-header>
                <text:p text:style-name="MP11"><text:span text:style-name="MT2"><text:page-number>&lt;numéro&gt;</text:page-number></text:span></text:p>
              </text:list-header>
            </text:list>
          </draw:text-box>
        </draw:frame>
      </presentation:notes>
    </style:master-page>
    <style:master-page style:name="Titre1" style:page-layout-name="PM1" draw:style-name="Mdp1">
      <draw:frame presentation:style-name="Titre1-title" draw:layer="backgroundobjects" svg:width="21.577cm" svg:height="3.162cm" svg:x="1.904cm" svg:y="6.35cm" presentation:class="title" presentation:placeholder="true">
        <draw:text-box/>
      </draw:frame>
      <draw:frame presentation:style-name="Titre1-subtitle" draw:layer="backgroundobjects" svg:width="17.767cm" svg:height="4.855cm" svg:x="3.809cm" svg:y="10.794cm" presentation:class="subtitle" presentation:placeholder="true">
        <draw:text-box/>
      </draw:frame>
      <draw:frame presentation:style-name="Mpr2" draw:text-style-name="MP14" draw:layer="backgroundobjects" svg:width="5.278cm" svg:height="1.256cm" svg:x="1.905cm" svg:y="17.357cm" presentation:class="date-time">
        <draw:text-box>
          <text:list text:style-name="ML3">
            <text:list-header>
              <text:p text:style-name="MP13"><text:span text:style-name="MT3"><presentation:date-time/></text:span></text:p>
            </text:list-header>
          </text:list>
        </draw:text-box>
      </draw:frame>
      <draw:frame presentation:style-name="Mpr3" draw:text-style-name="MP16" draw:layer="backgroundobjects" svg:width="8.03cm" svg:height="1.256cm" svg:x="8.678cm" svg:y="17.357cm" presentation:class="footer">
        <draw:text-box>
          <text:list text:style-name="ML3">
            <text:list-header>
              <text:p text:style-name="MP15"><text:span text:style-name="MT3"><presentation:footer/></text:span></text:p>
            </text:list-header>
          </text:list>
        </draw:text-box>
      </draw:frame>
      <draw:frame presentation:style-name="Mpr4" draw:text-style-name="MP18" draw:layer="backgroundobjects" svg:width="5.279cm" svg:height="1.256cm" svg:x="18.202cm" svg:y="17.357cm" presentation:class="page-number">
        <draw:text-box>
          <text:list text:style-name="ML3">
            <text:list-header>
              <text:p text:style-name="MP17"><text:span text:style-name="MT3"><text:page-number>&lt;numéro&gt;</text:page-number></text:span></text:p>
            </text:list-header>
          </text:list>
        </draw:text-box>
      </draw:frame>
      <draw:frame presentation:style-name="Titr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5" draw:text-style-name="MP7" draw:layer="backgroundobjects" svg:width="19.05cm" svg:height="25.23cm" svg:x="0cm" svg:y="0cm">
          <text:p/>
        </draw:rect>
        <draw:custom-shape draw:style-name="Mgr6" draw:text-style-name="MP8" draw:layer="backgroundobjects" svg:width="19.05cm" svg:height="25.22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22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22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0" draw:layer="backgroundobjects" svg:width="8.242cm" svg:height="1.248cm" svg:x="0cm" svg:y="0cm" presentation:class="header">
          <draw:text-box>
            <text:list text:style-name="ML2">
              <text:list-header>
                <text:p text:style-name="MP9"><text:span text:style-name="MT2"><presentation:header/></text:span></text:p>
              </text:list-header>
            </text:list>
          </draw:text-box>
        </draw:frame>
        <draw:frame presentation:style-name="Mpr6" draw:text-style-name="MP12" draw:layer="backgroundobjects" svg:width="8.242cm" svg:height="1.248cm" svg:x="10.795cm" svg:y="0cm" presentation:class="date-time">
          <draw:text-box>
            <text:list text:style-name="ML2">
              <text:list-header>
                <text:p text:style-name="MP11"><text:span text:style-name="MT2"><presentation:date-time/></text:span></text:p>
              </text:list-header>
            </text:list>
          </draw:text-box>
        </draw:frame>
        <draw:page-thumbnail presentation:style-name="Titre1-title" draw:layer="backgroundobjects" svg:width="12.603cm" svg:height="9.45cm" svg:x="3.218cm" svg:y="1.892cm" presentation:class="page"/>
        <draw:frame presentation:style-name="Titre1-notes" draw:layer="backgroundobjects" svg:width="13.957cm" svg:height="11.341cm" svg:x="2.539cm" svg:y="11.985cm" presentation:class="notes" presentation:placeholder="true">
          <draw:text-box/>
        </draw:frame>
        <draw:frame presentation:style-name="Mpr7" draw:text-style-name="MP10" draw:layer="backgroundobjects" svg:width="8.242cm" svg:height="1.248cm" svg:x="0cm" svg:y="23.971cm" presentation:class="footer">
          <draw:text-box>
            <text:list text:style-name="ML2">
              <text:list-header>
                <text:p text:style-name="MP9"><text:span text:style-name="MT2"><presentation:footer/></text:span></text:p>
              </text:list-header>
            </text:list>
          </draw:text-box>
        </draw:frame>
        <draw:frame presentation:style-name="Mpr8" draw:text-style-name="MP12" draw:layer="backgroundobjects" svg:width="8.242cm" svg:height="1.248cm" svg:x="10.795cm" svg:y="23.971cm" presentation:class="page-number">
          <draw:text-box>
            <text:list text:style-name="ML2">
              <text:list-header>
                <text:p text:style-name="MP11"><text:span text:style-name="MT2"><text:page-number>&lt;numé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icrosoft PowerPoint</dc:title>
    <meta:initial-creator>Darren Hall</meta:initial-creator>
    <meta:creation-date>2004-08-20T01:01:09.090000000</meta:creation-date>
    <dc:date>2016-02-12T18:23:46.853000000</dc:date>
    <meta:print-date>2004-08-26T15:25:13.650000000</meta:print-date>
    <meta:editing-cycles>95</meta:editing-cycles>
    <meta:editing-duration>P1DT13H37M21S</meta:editing-duration>
    <meta:document-statistic meta:object-count="50"/>
    <meta:generator>LibreOffice/5.0.4.2$Windows_X86_64 LibreOffice_project/2b9802c1994aa0b7dc6079e128979269cf95bc78</meta:generator>
  </office:meta>
</office:document-meta>
</file>